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egoe UI" svg:font-family="'Segoe UI', 'Charis SIL', 'Lucida Sans Unicode'"/>
    <style:font-face style:name="WenQuanYi Micro Hei" svg:font-family="'WenQuanYi Micro Hei'"/>
    <style:font-face style:name="文泉驛等寬微米黑" svg:font-family="文泉驛等寬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style:font-name-asian="WenQuanYi Micro Hei" style:font-size-asian="15pt" style:font-style-asian="normal" style:font-weight-asian="normal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WenQuanYi Micro Hei" fo:font-size="10pt" fo:letter-spacing="normal" fo:font-style="normal" fo:font-weight="normal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WenQuanYi Micro Hei" fo:font-size="10pt" fo:letter-spacing="normal" fo:font-style="normal" fo:font-weight="normal" officeooo:paragraph-rsid="000af64a"/>
    </style:style>
    <style:style style:name="P5" style:family="paragraph" style:parent-style-name="Header">
      <style:text-properties style:font-name="文泉驛等寬微米黑" fo:font-size="8pt" style:font-name-asian="文泉驛等寬微米黑" style:font-size-asian="8pt" style:font-size-complex="8pt"/>
    </style:style>
    <style:style style:name="P6" style:family="paragraph" style:parent-style-name="Header">
      <style:text-properties style:font-name="文泉驛等寬微米黑" fo:font-size="8pt" officeooo:paragraph-rsid="000be9bf" style:font-name-asian="文泉驛等寬微米黑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各位貴賓你好，歡迎參加本次展覽。</text:p>
      <text:p text:style-name="P3">Kok-uī kuì-pin lí hó, huan-gîng tsham-ka pún tshù tián-lám.</text:p>
      <text:p text:style-name="Text_20_body"/>
      <text:p text:style-name="P2">祝恁健康快樂，萬事如意，多謝。</text:p>
      <text:p text:style-name="P3">Tsiok lín kiān-khong khuài-lo̍k, bān-sū jû-ì, to-siā.</text:p>
      <text:p text:style-name="Text_20_body"/>
      <text:p text:style-name="P2">手機仔拍無去的貴賓，請來第二服務台，勞力。</text:p>
      <text:p text:style-name="P4">Tshiú-ki-á phàng-kìnn ê kuì-pin, tshiánn lâi tē-jī ho̍k-bū-tâi, lóo-la̍t.</text:p>
      <text:p text:style-name="Text_20_body"/>
      <text:p text:style-name="P2">蔡文玉小姐、蔡文玉小姐，你的朋友當咧揣你，請到第一服務台相等，多謝。</text:p>
      <text:p text:style-name="P3">Tshuà Bûn-gio̍k sió-tsiá, Tshuà Bûn-gio̍k sió-tsiá, lí ê pîng-iú tng-leh tshuē--lí, tshiánn kàu tē-it ho̍k-bū-tâi sio-tán, to-siā.</text:p>
      <text:p text:style-name="Text_20_body"/>
      <text:p text:style-name="P2">楊東萍先生、楊東萍先生，你的媽媽當咧揣你，請到第二櫃台相等，多謝。</text:p>
      <text:p text:style-name="P3">Iûnn Tong-phîng sian-sinn, Iûnn Tong-phîng sian-sinn, lí ê ma-ma tng-leh tshuē--lí, tshiánn kàu tē-jī kuī-tâi sio-tán, to-siā.</text:p>
      <text:p text:style-name="Text_20_body"/>
      <text:p text:style-name="P2">薛丞宏阿桑、薛丞宏阿桑，你的某當咧揣你，請到正門門口相等，勞力。</text:p>
      <text:p text:style-name="P3">Sih Sîng-hông a-sáng, Sih Sîng-hông a-sáng, lí ê bóo tng-leh tshuē--lí, tshiánn kàu tsiànn-mn̂g mn̂g-kháu sio-tán, lóo-la̍t.</text:p>
      <text:p text:style-name="Text_20_body"/>
      <text:p text:style-name="P1"/>
      <text:p text:style-name="P1"/>
      <text:p text:style-name="P1"/>
      <text:p text:style-name="P1"/>
      <text:p text:style-name="P1"/>
      <text:p text:style-name="P1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egoe UI" svg:font-family="'Segoe UI', 'Charis SIL', 'Lucida Sans Unicode'"/>
    <style:font-face style:name="WenQuanYi Micro Hei" svg:font-family="'WenQuanYi Micro Hei'"/>
    <style:font-face style:name="文泉驛等寬微米黑" svg:font-family="文泉驛等寬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文泉驛等寬微米黑" fo:font-size="8pt" style:font-name-asian="文泉驛等寬微米黑" style:font-size-asian="8pt" style:font-size-complex="8pt"/>
    </style:style>
    <style:style style:name="MP2" style:family="paragraph" style:parent-style-name="Header">
      <style:text-properties style:font-name="文泉驛等寬微米黑" fo:font-size="8pt" officeooo:paragraph-rsid="000be9bf" style:font-name-asian="文泉驛等寬微米黑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服務台 – <text:page-number text:select-page="current">1</text:page-number></text:p>
      </style:header>
      <style:footer>
        <text:p text:style-name="MP2">服務台 – 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6T12:29:11.667782702</meta:creation-date>
    <dc:date>2018-10-16T12:31:24.861094619</dc:date>
    <meta:editing-duration>PT2M12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5" meta:word-count="238" meta:character-count="722" meta:non-whitespace-character-count="647"/>
  </office:meta>
</office:document-meta>
</file>